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s" style:family="table">
      <style:table-properties style:width="16.962cm" table:align="left"/>
    </style:style>
    <style:style style:name="s.A" style:family="table-column">
      <style:table-column-properties style:column-width="5.653cm"/>
    </style:style>
    <style:style style:name="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.C1" style:family="table-cell">
      <style:table-cell-properties fo:padding="0.097cm" fo:border="0.002cm solid #000000"/>
    </style:style>
    <style:style style:name="s.A2" style:family="table-cell">
      <style:table-cell-properties fo:padding="0.097cm" fo:border-left="0.002cm solid #000000" fo:border-right="none" fo:border-top="none" fo:border-bottom="0.002cm solid #000000"/>
    </style:style>
    <style:style style:name="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QUETE ProjectList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<text:tab/>Packages::ProjectList</text:p>
      <text:p text:style-name="Standard"/>
      <text:list text:style-name="L1" text:continue-numbering="true">
        <text:list-item>
          <text:p text:style-name="P9">Datos</text:p>
          <text:p text:style-name="P9"/>
        </text:list-item>
      </text:list>
      <table:table table:name="s" table:style-name="s">
        <table:table-column table:style-name="s.A" table:number-columns-repeated="3"/>
        <table:table-header-rows>
          <table:table-row>
            <table:table-cell table:style-name="s.A1" office:value-type="string">
              <text:p text:style-name="Table_20_Heading">Funcion</text:p>
            </table:table-cell>
            <table:table-cell table:style-name="s.A1" office:value-type="string">
              <text:p text:style-name="Table_20_Heading">Parametro</text:p>
            </table:table-cell>
            <table:table-cell table:style-name="s.C1" office:value-type="string">
              <text:p text:style-name="Table_20_Heading">Valor</text:p>
            </table:table-cell>
          </table:table-row>
        </table:table-header-rows>
        <table:table-row>
          <table:table-cell table:style-name="s.A2" office:value-type="string">
            <text:p text:style-name="Table_20_Contents">addProject</text:p>
          </table:table-cell>
          <table:table-cell table:style-name="s.A2" office:value-type="string">
            <text:p text:style-name="Table_20_Contents">name</text:p>
          </table:table-cell>
          <table:table-cell table:style-name="s.C2" office:value-type="string">
            <text:p text:style-name="Table_20_Contents">proyecto 1</text:p>
          </table:table-cell>
        </table:table-row>
        <table:table-row>
          <table:table-cell table:style-name="s.A2" office:value-type="string">
            <text:p text:style-name="Table_20_Contents"/>
          </table:table-cell>
          <table:table-cell table:style-name="s.A2" office:value-type="string">
            <text:p text:style-name="Table_20_Contents">author</text:p>
          </table:table-cell>
          <table:table-cell table:style-name="s.C2" office:value-type="string">
            <text:p text:style-name="Table_20_Contents">Animaciones S.A.</text:p>
          </table:table-cell>
        </table:table-row>
        <table:table-row>
          <table:table-cell table:style-name="s.A2" office:value-type="string">
            <text:p text:style-name="Table_20_Contents"/>
          </table:table-cell>
          <table:table-cell table:style-name="s.A2" office:value-type="string">
            <text:p text:style-name="Table_20_Contents">description</text:p>
          </table:table-cell>
          <table:table-cell table:style-name="s.C2" office:value-type="string">
            <text:p text:style-name="Table_20_Contents">animacion de prueba</text:p>
          </table:table-cell>
        </table:table-row>
      </table:table>
      <text:p text:style-name="Standard"/>
      <text:p text:style-name="Standard"/>
      <text:list text:style-name="L1" text:continue-numbering="true">
        <text:list-item>
          <text:p text:style-name="P9">Resultado esperado</text:p>
          <text:p text:style-name="P9"/>
        </text:list-item>
      </text:list>
      <text:p text:style-name="P10">&lt;projectlist&gt;</text:p>
      <text:p text:style-name="P10"><text:tab/>&lt;project <text:s/>description="animaciones de prueba" author="Animaciones S.A." name="proyecto 1"/&gt;</text:p>
      <text:p text:style-name="Standard"><text:span text:style-name="T1">&lt;/projectlist&gt;</text:span>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Jorge Cuadrado</text:p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7T16:26:22</meta:creation-date>
    <dc:creator>Jorge Cuadrado</dc:creator>
    <dc:date>2007-02-07T18:10:47</dc:date>
    <dc:language>es-CO</dc:language>
    <meta:editing-cycles>4</meta:editing-cycles>
    <meta:editing-duration>PT57M48S</meta:editing-duration>
    <meta:template xlink:type="simple" xlink:actuate="onRequest" xlink:role="template" xlink:href="../../../../../../../.openoffice.org2/user/template/prueba_unitaria.ott" xlink:title="prueba_unitaria" meta:date="2007-02-07T16:26:20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3" meta:word-count="67" meta:character-count="510"/>
  </office:meta>
</office:document-meta>
</file>